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F06 – Gerar Relatório com comida favorita de funcionários por mês. </text:p>
      <text:p text:style-name="Standard"/>
      <text:p text:style-name="P1"><text:span text:style-name="T1">Justifictiva: </text:span>Se o padrão se repetir durante um tempo, o funcionário pode deixar como opção automática sua carne predileta ou até mesmo deixar pronto uma lista com suas preferências. Pelo ponto de vista da empresa, ela pode diminuir o estoque das carnes menos pedidas pra poupar gas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59S</meta:editing-duration>
    <meta:editing-cycles>6</meta:editing-cycles>
    <meta:generator>OpenOffice/4.1.3$Win32 OpenOffice.org_project/413m1$Build-9783</meta:generator>
    <dc:date>2019-02-02T22:35:00.23</dc:date>
    <meta:document-statistic meta:table-count="0" meta:image-count="0" meta:object-count="0" meta:page-count="1" meta:paragraph-count="2" meta:word-count="58" meta:character-count="354"/>
    <meta:user-defined meta:name="Info 1"/>
    <meta:user-defined meta:name="Info 2"/>
    <meta:user-defined meta:name="Info 3"/>
    <meta:user-defined meta:name="Info 4"/>
  </office:meta>
</office:document-meta>
</file>